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00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formula="of:==31636== nvprof is profiling process 31636" office:value-type="string" office:string-value="" calcext:value-type="error">
            <text:p>Err:510</text:p>
          </table:table-cell>
          <table:table-cell office:value-type="string" calcext:value-type="string">
            <text:p><text:s/>command: python example.py</text:p>
          </table:table-cell>
          <table:table-cell table:number-columns-repeated="7"/>
        </table:table-row>
        <table:table-row table:style-name="ro1">
          <table:table-cell table:formula="of:==31636== some kernel(s) will be replayed on device 0 in order to collect all events/metrics.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31636== profiling application: python example.py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31636== profiling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table:formula="of:==31636== metric result:" office:value-type="string" office:string-value="" calcext:value-type="error">
            <text:p>Err:5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nvocations</text:p>
          </table:table-cell>
          <table:table-cell office:value-type="string" calcext:value-type="string">
            <text:p>Metric Name</text:p>
          </table:table-cell>
          <table:table-cell office:value-type="string" calcext:value-type="string">
            <text:p>Metric 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435306" calcext:value-type="float">
            <text:p>0.435306</text:p>
          </table:table-cell>
          <table:table-cell table:style-name="ce2" office:value-type="float" office:value="0.435306" calcext:value-type="float">
            <text:p>0.43530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570734" calcext:value-type="float">
            <text:p>3.57073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35968" calcext:value-type="float">
            <text:p>359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25952" calcext:value-type="float">
            <text:p>12595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133.404710MB/s</text:p>
          </table:table-cell>
          <table:table-cell table:style-name="ce2" office:value-type="string" calcext:value-type="string">
            <text:p>133.404696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275.980993MB/s</text:p>
          </table:table-cell>
          <table:table-cell table:style-name="ce2" office:value-type="string" calcext:value-type="string">
            <text:p>275.980981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86.509837%</text:p>
          </table:table-cell>
          <table:table-cell table:style-name="ce3" office:value-type="string" calcext:value-type="string">
            <text:p>86.509837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22:.H34])" office:value-type="float" office:value="279552" calcext:value-type="float">
            <text:p>279552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65888" calcext:value-type="float">
            <text:p>1658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66560" calcext:value-type="float">
            <text:p>665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24576" calcext:value-type="float">
            <text:p>245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14336" calcext:value-type="float">
            <text:p>143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5.54319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120" calcext:value-type="float">
            <text:p>512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870400" calcext:value-type="float">
            <text:p>8704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36120" calcext:value-type="float">
            <text:p>3612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62464" calcext:value-type="float">
            <text:p>624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_ZN83_GLOBAL__N__59_tmpxft_00000286_00000000_8_Distributions_compute_72_cpp1_ii_c3aa7ee643distribution_elementwise_grid_stride_kernelIfLi4EZZZN2at6native18normal_kernel_cudaERNS1_14TensorIteratorEddPNS1_9GeneratorEENKUlvE_clEvENKUlvE0_clEvEUlP24curandStatePhilox4_32_10E0_ZNS_27distribution_nullary_kernelIffLi4ESB_ZZZNS2_18normal_kernel_cudaES4_ddS6_ENKS7_clEvENKS8_clEvEUlfE_EEvS4_PNS1_13CUDAGeneratorERKT2_T3_EUlifE_EEviSt4pairImmET1_SG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4226" calcext:value-type="float">
            <text:p>0.00422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249514" calcext:value-type="float">
            <text:p>0.249514</text:p>
          </table:table-cell>
          <table:table-cell table:style-name="ce2" office:value-type="float" office:value="0.249514" calcext:value-type="float">
            <text:p>0.24951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1.39087" calcext:value-type="float">
            <text:p>1.39087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22272" calcext:value-type="float">
            <text:p>2227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262656" calcext:value-type="float">
            <text:p>26265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611.607874MB/s</text:p>
          </table:table-cell>
          <table:table-cell table:style-name="ce2" office:value-type="string" calcext:value-type="string">
            <text:p>611.607863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93.885692MB/s</text:p>
          </table:table-cell>
          <table:table-cell table:style-name="ce2" office:value-type="string" calcext:value-type="string">
            <text:p>93.885681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90.151294%</text:p>
          </table:table-cell>
          <table:table-cell table:style-name="ce3" office:value-type="string" calcext:value-type="string">
            <text:p>90.151294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75:.H87])" office:value-type="float" office:value="787456" calcext:value-type="float">
            <text:p>787456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524800" calcext:value-type="float">
            <text:p>52480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262144" calcext:value-type="float">
            <text:p>2621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11.974999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45056" calcext:value-type="float">
            <text:p>4505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242176" calcext:value-type="float">
            <text:p>2421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22401" calcext:value-type="float">
            <text:p>22401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43008" calcext:value-type="float">
            <text:p>4300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cudnn::detail::dgrad_engine&lt;float, int=512, int=6, int=5, int=3, int=3, int=3, bool=1&gt;(int, int, int, float const *, int, float const , int, cudnn::detail::dgrad_engine&lt;float, int=512, int=6, int=5, int=3, int=3, int=3, bool=1&gt;*, kernel_grad_params, int, in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05882" calcext:value-type="float">
            <text:p>0.00588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3" office:value-type="float" office:value="0.239149" calcext:value-type="float">
            <text:p>0.239149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0.455142" calcext:value-type="float">
            <text:p>0.45514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165.294939MB/s</text:p>
          </table:table-cell>
          <table:table-cell office:value-type="string" calcext:value-type="string">
            <text:p>165.294847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209.570369MB/s</text:p>
          </table:table-cell>
          <table:table-cell office:value-type="string" calcext:value-type="string">
            <text:p>209.570276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3" table:style-name="ce1" office:value-type="string" calcext:value-type="string">
            <text:p>31.915808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28:.H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scalePackedTensor_kernel&lt;float, float&gt;(cudnnTensor4dStruct, float*, floa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115385" calcext:value-type="float">
            <text:p>0.11538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ieved_occupancy</text:p>
          </table:table-cell>
          <table:table-cell office:value-type="string" calcext:value-type="string">
            <text:p>Achieved Occupancy</text:p>
          </table:table-cell>
          <table:table-cell table:number-columns-repeated="2" office:value-type="float" office:value="0.768822" calcext:value-type="float">
            <text:p>0.768822</text:p>
          </table:table-cell>
          <table:table-cell table:style-name="ce2" office:value-type="float" office:value="0.768822" calcext:value-type="float">
            <text:p>0.76882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Executed IPC</text:p>
          </table:table-cell>
          <table:table-cell table:number-columns-repeated="3" office:value-type="float" office:value="3.122593" calcext:value-type="float">
            <text:p>3.122593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</text:p>
          </table:table-cell>
          <table:table-cell office:value-type="string" calcext:value-type="string">
            <text:p>Instructions Executed</text:p>
          </table:table-cell>
          <table:table-cell table:number-columns-repeated="3" office:value-type="float" office:value="18976" calcext:value-type="float">
            <text:p>189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16</text:p>
          </table:table-cell>
          <table:table-cell office:value-type="string" calcext:value-type="string">
            <text:p>HP Instructions(Half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32</text:p>
          </table:table-cell>
          <table:table-cell office:value-type="string" calcext:value-type="string">
            <text:p>FP Instructions(Single)</text:p>
          </table:table-cell>
          <table:table-cell table:number-columns-repeated="3" office:value-type="float" office:value="13824" calcext:value-type="float">
            <text:p>1382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fp_64</text:p>
          </table:table-cell>
          <table:table-cell office:value-type="string" calcext:value-type="string">
            <text:p>FP Instructions(Double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read_throughput</text:p>
          </table:table-cell>
          <table:table-cell office:value-type="string" calcext:value-type="string">
            <text:p>L2 Throughput (Reads)</text:p>
          </table:table-cell>
          <table:table-cell table:number-columns-repeated="2" office:value-type="string" calcext:value-type="string">
            <text:p>239.990592MB/s</text:p>
          </table:table-cell>
          <table:table-cell table:style-name="ce2" office:value-type="string" calcext:value-type="string">
            <text:p>239.990571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_write_throughput</text:p>
          </table:table-cell>
          <table:table-cell office:value-type="string" calcext:value-type="string">
            <text:p>L2 Throughput (Writes)</text:p>
          </table:table-cell>
          <table:table-cell table:number-columns-repeated="2" office:value-type="string" calcext:value-type="string">
            <text:p>57.490782MB/s</text:p>
          </table:table-cell>
          <table:table-cell table:style-name="ce2" office:value-type="string" calcext:value-type="string">
            <text:p>57.490762M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Multiprocessor Activity</text:p>
          </table:table-cell>
          <table:table-cell table:number-columns-repeated="2" table:style-name="ce1" office:value-type="string" calcext:value-type="string">
            <text:p>78.869714%</text:p>
          </table:table-cell>
          <table:table-cell table:style-name="ce3" office:value-type="string" calcext:value-type="string">
            <text:p>78.869714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bytes</text:p>
          </table:table-cell>
          <table:table-cell office:value-type="string" calcext:value-type="string">
            <text:p>System Memory Read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hroughput</text:p>
          </table:table-cell>
          <table:table-cell office:value-type="string" calcext:value-type="string">
            <text:p>System Memory Read Throughput</text:p>
          </table:table-cell>
          <table:table-cell table:number-columns-repeated="3" office:value-type="string" calcext:value-type="string">
            <text:p>0.000000B/s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read_transactions</text:p>
          </table:table-cell>
          <table:table-cell office:value-type="string" calcext:value-type="string">
            <text:p>System Memory Read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bytes</text:p>
          </table:table-cell>
          <table:table-cell office:value-type="string" calcext:value-type="string">
            <text:p>System Memory Write Byt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hroughput</text:p>
          </table:table-cell>
          <table:table-cell office:value-type="string" calcext:value-type="string">
            <text:p>System Memory Write Throughput</text:p>
          </table:table-cell>
          <table:table-cell table:number-columns-repeated="3" office:value-type="string" calcext:value-type="string">
            <text:p>0.000000B/s</text:p>
          </table:table-cell>
          <table:table-cell table:formula="of:=SUM([.H181:.H193])" office:value-type="float" office:value="14848" calcext:value-type="float">
            <text:p>14848</text:p>
          </table:table-cell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mem_write_transactions</text:p>
          </table:table-cell>
          <table:table-cell office:value-type="string" calcext:value-type="string">
            <text:p>System Memory Write Transa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</text:p>
          </table:table-cell>
          <table:table-cell office:value-type="string" calcext:value-type="string">
            <text:p>Floating Point Operations(Double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add</text:p>
          </table:table-cell>
          <table:table-cell office:value-type="string" calcext:value-type="string">
            <text:p>Floating Point Operations(Doub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fma</text:p>
          </table:table-cell>
          <table:table-cell office:value-type="string" calcext:value-type="string">
            <text:p>Floating Point Operations(Double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dp_mul</text:p>
          </table:table-cell>
          <table:table-cell office:value-type="string" calcext:value-type="string">
            <text:p>Floating Point Operations(Double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</text:p>
          </table:table-cell>
          <table:table-cell office:value-type="string" calcext:value-type="string">
            <text:p>Floating Point Operations(Half Precision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add</text:p>
          </table:table-cell>
          <table:table-cell office:value-type="string" calcext:value-type="string">
            <text:p>Floating Point Operations(Half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fma</text:p>
          </table:table-cell>
          <table:table-cell office:value-type="string" calcext:value-type="string">
            <text:p>Floating Point Operations(Half Precision FMA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hp_mul</text:p>
          </table:table-cell>
          <table:table-cell office:value-type="string" calcext:value-type="string">
            <text:p>Floating Point Operation(Half Precision Mul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</text:p>
          </table:table-cell>
          <table:table-cell office:value-type="string" calcext:value-type="string">
            <text:p>Floating Point Operations(Single Precision)</text:p>
          </table:table-cell>
          <table:table-cell table:number-columns-repeated="3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add</text:p>
          </table:table-cell>
          <table:table-cell office:value-type="string" calcext:value-type="string">
            <text:p>Floating Point Operations(Single Precision Add)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fma</text:p>
          </table:table-cell>
          <table:table-cell office:value-type="string" calcext:value-type="string">
            <text:p>Floating Point Operations(Single Precision FMA)</text:p>
          </table:table-cell>
          <table:table-cell table:number-columns-repeated="3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mul</text:p>
          </table:table-cell>
          <table:table-cell office:value-type="string" calcext:value-type="string">
            <text:p>Floating Point Operation(Single Precision Mul)</text:p>
          </table:table-cell>
          <table:table-cell table:number-columns-repeated="3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count_sp_special</text:p>
          </table:table-cell>
          <table:table-cell office:value-type="string" calcext:value-type="string">
            <text:p>Floating Point Operations(Single Precision Special)</text:p>
          </table:table-cell>
          <table:table-cell table:number-columns-repeated="3" office:value-type="float" office:value="12288" calcext:value-type="float">
            <text:p>12288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dp_efficiency</text:p>
          </table:table-cell>
          <table:table-cell office:value-type="string" calcext:value-type="string">
            <text:p>FLOP Efficiency(Peak Double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hp_efficiency</text:p>
          </table:table-cell>
          <table:table-cell office:value-type="string" calcext:value-type="string">
            <text:p>FLOP Efficiency(Peak Half)</text:p>
          </table:table-cell>
          <table:table-cell table:number-columns-repeated="3" table:style-name="ce1" office:value-type="string" calcext:value-type="string">
            <text:p>0.000000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p_sp_efficiency</text:p>
          </table:table-cell>
          <table:table-cell office:value-type="string" calcext:value-type="string">
            <text:p>FLOP Efficiency(Peak Single)</text:p>
          </table:table-cell>
          <table:table-cell table:number-columns-repeated="3" table:style-name="ce1" office:value-type="string" calcext:value-type="string">
            <text:p>0.079041%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bit_convert</text:p>
          </table:table-cell>
          <table:table-cell office:value-type="string" calcext:value-type="string">
            <text:p>Bit-Convert Instructions</text:p>
          </table:table-cell>
          <table:table-cell table:number-columns-repeated="3" office:value-type="float" office:value="24576" calcext:value-type="float">
            <text:p>2457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compute_ld_st</text:p>
          </table:table-cell>
          <table:table-cell office:value-type="string" calcext:value-type="string">
            <text:p>Load/Store Instructions</text:p>
          </table:table-cell>
          <table:table-cell table:number-columns-repeated="3" office:value-type="float" office:value="5120" calcext:value-type="float">
            <text:p>512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atomics</text:p>
          </table:table-cell>
          <table:table-cell office:value-type="string" calcext:value-type="string">
            <text:p>Warp level instructions for global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loads</text:p>
          </table:table-cell>
          <table:table-cell office:value-type="string" calcext:value-type="string">
            <text:p>Warp level instructions for global loads</text:p>
          </table:table-cell>
          <table:table-cell table:number-columns-repeated="3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reductions</text:p>
          </table:table-cell>
          <table:table-cell office:value-type="string" calcext:value-type="string">
            <text:p>Warp level instructions for global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global_stores</text:p>
          </table:table-cell>
          <table:table-cell office:value-type="string" calcext:value-type="string">
            <text:p>Warp level instructions for global stores</text:p>
          </table:table-cell>
          <table:table-cell table:number-columns-repeated="3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loads</text:p>
          </table:table-cell>
          <table:table-cell office:value-type="string" calcext:value-type="string">
            <text:p>Warp level instructions for local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local_stores</text:p>
          </table:table-cell>
          <table:table-cell office:value-type="string" calcext:value-type="string">
            <text:p>Warp level instructions for local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atomics</text:p>
          </table:table-cell>
          <table:table-cell office:value-type="string" calcext:value-type="string">
            <text:p>Warp level shared instructions for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loads</text:p>
          </table:table-cell>
          <table:table-cell office:value-type="string" calcext:value-type="string">
            <text:p>Warp level instructions for shared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hared_stores</text:p>
          </table:table-cell>
          <table:table-cell office:value-type="string" calcext:value-type="string">
            <text:p>Warp level instructions for shared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atomics</text:p>
          </table:table-cell>
          <table:table-cell office:value-type="string" calcext:value-type="string">
            <text:p>Warp level instructions for surface atom and atom ca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loads</text:p>
          </table:table-cell>
          <table:table-cell office:value-type="string" calcext:value-type="string">
            <text:p>Warp level instructions for surface load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reductions</text:p>
          </table:table-cell>
          <table:table-cell office:value-type="string" calcext:value-type="string">
            <text:p>Warp level instructions for surface red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surface_stores</text:p>
          </table:table-cell>
          <table:table-cell office:value-type="string" calcext:value-type="string">
            <text:p>Warp level instructions for surface store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executed_tex_ops</text:p>
          </table:table-cell>
          <table:table-cell office:value-type="string" calcext:value-type="string">
            <text:p>Warp level instructions for texture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ger</text:p>
          </table:table-cell>
          <table:table-cell office:value-type="string" calcext:value-type="string">
            <text:p>Integer Instructions</text:p>
          </table:table-cell>
          <table:table-cell table:number-columns-repeated="3" office:value-type="float" office:value="447744" calcext:value-type="float">
            <text:p>447744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nter_thread_communication</text:p>
          </table:table-cell>
          <table:table-cell office:value-type="string" calcext:value-type="string">
            <text:p>Inter-Thread Instruction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issued</text:p>
          </table:table-cell>
          <table:table-cell office:value-type="string" calcext:value-type="string">
            <text:p>Instructions Issued</text:p>
          </table:table-cell>
          <table:table-cell table:number-columns-repeated="3" office:value-type="float" office:value="19236" calcext:value-type="float">
            <text:p>1923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misc</text:p>
          </table:table-cell>
          <table:table-cell office:value-type="string" calcext:value-type="string">
            <text:p>Misc Instructions</text:p>
          </table:table-cell>
          <table:table-cell table:number-columns-repeated="3" office:value-type="float" office:value="42496" calcext:value-type="float">
            <text:p>42496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per_warp</text:p>
          </table:table-cell>
          <table:table-cell office:value-type="string" calcext:value-type="string">
            <text:p>Instructions per warp</text:p>
          </table:table-cell>
          <table:table-cell table:number-columns-repeated="3" office:value-type="float" office:value="148.25" calcext:value-type="float">
            <text:p>148.25</text:p>
          </table:table-cell>
          <table:table-cell/>
        </table:table-row>
        <table:table-row table:style-name="ro1">
          <table:table-cell office:value-type="string" calcext:value-type="string">
            <text:p>NVIDIA Tegra X1 (0)</text:p>
          </table:table-cell>
          <table:table-cell office:value-type="string" calcext:value-type="string">
            <text:p>void add_tensor_kernel_v3&lt;int=2, float, float, int=128, int=1, int=1, int=4, int=2&gt;(cudnnTensorStruct, float*, cudnnTensorStruct, float const *, float, float, int, int, in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_replay_overhead</text:p>
          </table:table-cell>
          <table:table-cell office:value-type="string" calcext:value-type="string">
            <text:p>Instruction Replay Overhead</text:p>
          </table:table-cell>
          <table:table-cell table:number-columns-repeated="3" office:value-type="float" office:value="0.013702" calcext:value-type="float">
            <text:p>0.0137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5:04:06.664525327</dc:date>
    <meta:editing-duration>PT37M28S</meta:editing-duration>
    <meta:editing-cycles>1</meta:editing-cycles>
    <meta:document-statistic meta:table-count="1" meta:cell-count="1714" meta:object-count="0"/>
    <meta:generator>LibreOffice/6.3.5.2$Linux_X86_64 LibreOffice_project/30$Build-2</meta:generator>
  </office:meta>
</office:document-meta>
</file>